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6343d" officeooo:paragraph-rsid="0016343d"/>
    </style:style>
    <style:style style:name="P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bold" officeooo:rsid="0016343d" officeooo:paragraph-rsid="0016343d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indent="1.199cm" style:auto-text-indent="false"/>
      <style:text-properties officeooo:rsid="00186839" officeooo:paragraph-rsid="00186839"/>
    </style:style>
    <style:style style:name="T1" style:family="text">
      <style:text-properties officeooo:rsid="00186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едметная область</text:p>
      <text:p text:style-name="P1"><text:span text:style-name="T1">Сайт кинотеатра представляет из себя </text:span>интернет-ресурс, который предоставляет своим посетителям информацию о расписании сеансов, ценах на билеты, а <text:span text:style-name="T1">так же</text:span> <text:span text:style-name="T1">премьеры будущих </text:span>фильмов.</text:p>
      <text:p text:style-name="P1">На главной странице сайта посетитель может ознакомиться со списком фильмов, <text:span text:style-name="T1">ожидающих премьеру</text:span>.</text:p>
      <text:p text:style-name="P3">На странице сеансов доступны сеансы фильмов, показывающих в прокате на этой неделе. Информация доступная пользователю: время сеанса, название фильма, возрастной рейтинг, зал и цена.</text:p>
      <text:p text:style-name="P3">На странице «Купить» предоставляется возможность приобрести билет на выбранный фильм, сеанс и на нужное место.</text:p>
      <text:p text:style-name="P1">С помощью базы данных учитывается актуальное расписание сеансов и выполняется запись приобретенных билетов, что позволяет автоматизировать работу кинотеатра и сократить время обслуживания посетителе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1T14:26:04.548000000</dc:date>
    <meta:editing-duration>PT3H34M3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6" meta:word-count="99" meta:character-count="782" meta:non-whitespace-character-count="689"/>
  </office:meta>
</office:document-meta>
</file>